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2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3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a719" officeooo:paragraph-rsid="000da719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dd98" officeooo:paragraph-rsid="000ddd98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indent="0in" style:auto-text-indent="false"/>
      <style:text-properties officeooo:rsid="000da719" officeooo:paragraph-rsid="000da719"/>
    </style:style>
    <style:style style:name="P7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a719" officeooo:paragraph-rsid="000da719" style:font-size-asian="12.25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c32ae" style:font-size-asian="12.25pt" style:font-size-complex="14pt"/>
    </style:style>
    <style:style style:name="T2" style:family="text">
      <style:text-properties officeooo:rsid="000d67c0"/>
    </style:style>
    <style:style style:name="T3" style:family="text">
      <style:text-properties fo:letter-spacing="0.0138in"/>
    </style:style>
    <style:style style:name="T4" style:family="text">
      <style:text-properties fo:letter-spacing="0.0138in" style:font-size-asian="12.1999998092651pt"/>
    </style:style>
    <style:style style:name="T5" style:family="text">
      <style:text-properties fo:letter-spacing="0.028in"/>
    </style:style>
    <style:style style:name="T6" style:family="text">
      <style:text-properties fo:letter-spacing="0.028in" style:font-size-asian="12.1999998092651pt"/>
    </style:style>
    <style:style style:name="T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4in" svg:y1="10.8488in" svg:x2="8.0248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4in" svg:y1="11.0445in" svg:x2="3.5791in" svg:y2="11.0453in">
          <text:p/>
        </draw:line>
        <draw:line draw:style-name="gr2" draw:text-style-name="P9" svg:x1="0.8354in" svg:y1="11.2433in" svg:x2="3.5791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7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7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7">№ </text:span><text:span text:style-name="T7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7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7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7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8">2</text:span></text:p>
          </draw:text-box>
        </draw:frame>
        <draw:frame draw:style-name="gr4" draw:text-style-name="P14" svg:width="3.9862in" svg:height="0.2685in" svg:x="3.6197in" svg:y="11.0055in">
          <draw:text-box>
            <text:p text:style-name="P10"><text:span text:style-name="T9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4in" svg:y1="10.8488in" svg:x2="8.0248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4in" svg:y1="11.0445in" svg:x2="3.5791in" svg:y2="11.0453in">
          <text:p/>
        </draw:line>
        <draw:line draw:style-name="gr2" draw:text-style-name="P9" svg:x1="0.8354in" svg:y1="11.2433in" svg:x2="3.5791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7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7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7">№ </text:span><text:span text:style-name="T7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7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7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7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8">2</text:span></text:p>
          </draw:text-box>
        </draw:frame>
        <draw:frame draw:style-name="gr4" draw:text-style-name="P14" svg:width="3.9862in" svg:height="0.2685in" svg:x="3.6197in" svg:y="11.0055in">
          <draw:text-box>
            <text:p text:style-name="P10"><text:span text:style-name="T9">КП-АПИ(Ф)НГТУ-210201.65-(АВР09-1)-08-14</text:span></text:p>
          </draw:text-box>
        </draw:frame>
      </draw:g>
      <text:p text:style-name="P2"/>
      <text:p text:style-name="P3"><text:span text:style-name="T1">Нормативные ссылки</text:span></text:p>
      <text:p text:style-name="P1"><text:tab/><text:span text:style-name="T2">При работе над курсовым проектом использованы ссылки на следующие стандарты:</text:span></text:p>
      <text:p text:style-name="P4">ГОСТ 2.105-95<text:tab/><text:tab/><text:tab/>Общие требования к текстовым документам</text:p>
      <text:p text:style-name="P4">ГОСТ 3.1101-81<text:tab/><text:tab/><text:tab/>ЕСТД</text:p>
      <text:p text:style-name="P4">ГОСТ 3.1104-81<text:tab/><text:tab/><text:tab/>Общие требования к технологическим документам</text:p>
      <text:p text:style-name="P4">ГОСТ 3.1105-84<text:tab/><text:tab/><text:tab/>Правила оформления технологических документов</text:p>
      <text:p text:style-name="P4">ГОСТ 3.1118-82<text:tab/><text:tab/><text:tab/>Формы и правила оформления маршрутных карт</text:p>
      <text:p text:style-name="P4">ГОСТ 3.1201-85<text:tab/><text:tab/><text:tab/>Система обозначений технологических документов</text:p>
      <text:p text:style-name="P4">ГОСТ 14.201-83<text:tab/><text:tab/><text:tab/>Общие правила отработки конструкции изделия на <text:tab/><text:tab/><text:tab/><text:tab/><text:tab/>технологичность</text:p>
      <text:p text:style-name="P4">ГОСТ 14.301-83<text:tab/><text:tab/><text:tab/>Выбор технологического оборудования</text:p>
      <text:p text:style-name="P4">ГОСТ 14.303-73 <text:tab/><text:tab/><text:tab/>Типовые технологические процессы</text:p>
      <text:p text:style-name="P4">ГОСТ 21.931-76<text:tab/><text:tab/><text:tab/>Припои оловянно-свинцовые в изделиях. <text:tab/><text:tab/><text:tab/><text:tab/><text:tab/><text:tab/>Технологические условия</text:p>
      <text:p text:style-name="P4">ГОСТ 29.137-91<text:tab/><text:tab/><text:tab/><text:span text:style-name="T6">Формовка выводов и установка изделий</text:span><text:tab/><text:tab/><text:tab/><text:tab/><text:tab/>электронной техники на печатные платы. Общие <text:tab/><text:tab/><text:tab/><text:tab/><text:tab/>требования и нормы конструирования.</text:p>
      <text:p text:style-name="P4">ОСТ 107.460092.004.01-86<text:tab/><text:span text:style-name="T3">Платы печатные. Типовые технологические</text:span><text:tab/><text:tab/><text:tab/><text:tab/><text:tab/>процессы.</text:p>
      <text:p text:style-name="P4">ОСТ 107.460092.024-93<text:tab/><text:tab/>Пайка электромонтажных соединений РЭС. Общие<text:tab/><text:tab/><text:tab/><text:tab/><text:tab/>требования к типовым технологическим операциям.</text:p>
      <text:p text:style-name="P4">ОСТ 11.073.062-01<text:tab/><text:tab/><text:span text:style-name="T3">Микросхемы и приборы полупроводниковые.</text:span><text:tab/><text:tab/><text:tab/><text:tab/><text:tab/><text:span text:style-name="T3">Требования и методы защиты от статического</text:span> <text:tab/><text:tab/><text:tab/><text:tab/><text:tab/>электричества.</text:p>
      <text:p text:style-name="P4">ОСТ 180365-82<text:tab/><text:tab/><text:tab/>Лакировка печатных плат</text:p>
      <text:p text:style-name="P4">ОСТ 190210-85<text:tab/><text:tab/><text:tab/>Специальные маркировочные краски для приборов<text:tab/><text:tab/><text:tab/><text:tab/><text:tab/><text:span text:style-name="T3">и электроагрегатов. Общие технологические</text:span> <text:tab/><text:tab/><text:tab/><text:tab/><text:tab/>требования. Выбор марки рабочих красок.</text:p>
      <text:p text:style-name="P7"/>
      <text:p text:style-name="P5">ОСТ 4Г0.050.207<text:tab/><text:tab/><text:tab/><text:span text:style-name="T3">Научная организация труда. Нормирование</text:span> <text:tab/><text:tab/><text:tab/><text:tab/><text:tab/>сборочных и монтажный работ при изготовлении <text:tab/><text:tab/><text:tab/><text:tab/><text:tab/><text:span text:style-name="T5">узлов радиоэлектронной аппаратуры на</text:span> <text:tab/><text:tab/><text:tab/><text:tab/><text:tab/>микросхемах и микросборках.</text:p>
      <text:p text:style-name="P5">ОСТ 4Г0.054.264<text:tab/><text:tab/><text:tab/>Подготовка ЭРЭ к монтажу.</text:p>
      <text:p text:style-name="P5">ОСТ 4Г0.054.265<text:tab/><text:tab/><text:tab/>Установка ЭРЭ на печатные платы.</text:p>
      <text:p text:style-name="P5">ОСТ 4Г0.033.200<text:tab/><text:tab/><text:tab/>Припои и флюсы для пайки. Марки, состав, средства<text:tab/><text:tab/><text:tab/><text:tab/><text:tab/>применения</text:p>
      <text:p text:style-name="P5">РД 110890-93<text:tab/><text:tab/><text:tab/>Электромонтаж изделий электронной техники на <text:tab/><text:tab/><text:tab/><text:tab/><text:tab/><text:span text:style-name="T3">поверхность печатных плат. Требования к</text:span><text:tab/><text:tab/><text:tab/><text:tab/><text:tab/>технологическим процессам и операциям.</text:p>
      <text:p text:style-name="P5">РД 107.460000.019-90<text:tab/><text:tab/>Установка поверхностно-монтируемых изделий<text:tab/><text:tab/><text:tab/><text:tab/><text:tab/>на печатные платы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7T22:13:13.040301663</dc:date>
    <meta:editing-duration>PT51M22S</meta:editing-duration>
    <meta:editing-cycles>14</meta:editing-cycles>
    <meta:generator>LibreOffice/4.1.4.2$Linux_X86_64 LibreOffice_project/410m0$Build-2</meta:generator>
    <meta:document-statistic meta:table-count="0" meta:image-count="0" meta:object-count="0" meta:page-count="2" meta:paragraph-count="24" meta:word-count="213" meta:character-count="1934" meta:non-whitespace-character-count="1626"/>
  </office:meta>
</office:document-meta>
</file>